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Planowanie.</text:p>
      <text:list xml:id="list15491152031" text:style-name="L1">
        <text:list-item>
          <text:p text:style-name="P2">Zdecydować się ostatecznie czy „agenty”, czy też „agenci”.</text:p>
        </text:list-item>
        <text:list-item>
          <text:p text:style-name="P2">Szczegółowe wytyczne/ograniczenia układanie planu (jak najdokładniejsze w porównaniu z istniejącym systemem, opisane wszystkie różnice i powody ich wystąpienia).</text:p>
        </text:list-item>
        <text:list-item>
          <text:p text:style-name="P2">Zaprojektowanie bazy danych (na podstawie powyższego punktu). Ważne jest, aby ten punkt był zrealizowany jak najdokładniej, uwzględniając optymalizację bazy i sposób wczytywania danych do systemu. Późniejsze zmiany (po założeniu bazy, wprowadzeniu danych i gotowych klasach wczytujących) mogą okazać się bardzo czasochłonne.</text:p>
        </text:list-item>
        <text:list-item>
          <text:p text:style-name="P2">Określenie funkcji oceny, branej pod uwagę podczas negocjacji o miejsce w planie.</text:p>
        </text:list-item>
        <text:list-item>
          <text:p text:style-name="P2">Strategie negocjacji (związane z powyższym punktem).</text:p>
        </text:list-item>
        <text:list-item>
          <text:p text:style-name="P2">Ustalenie funkcjonalności w zakresie modyfikacji powstałego planu i algorytmów, które to zrealizują.</text:p>
        </text:list-item>
        <text:list-item>
          <text:p text:style-name="P2">Ustalenie sposobu komunikacji serwera (JADE) z klientem (zwykła Java). Problem rozwiązałem teoretycznie (znalazłem rozwiązanie w literaturze). W zwykłej aplikacji Java'owej można napisać specjalną klasę, komunikującą się z JADE'em. Jedyne co muszę zrobić to projekt, implementacja i testy działającej klasy.</text:p>
        </text:list-item>
        <text:list-item>
          <text:p text:style-name="P2">Dokładne ustalenie typów agentów i sposobu ich działania oraz komunikacji.</text:p>
        </text:list-item>
        <text:list-item>
          <text:p text:style-name="P2">Zaprojektowanie aplikacji serwera:</text:p>
          <text:list>
            <text:list-item>
              <text:p text:style-name="P2">Klasy agentów:</text:p>
              <text:list>
                <text:list-item>
                  <text:p text:style-name="P2">Agent „Master”, będący wątkiem głównym, nadzorujący system. Wystąpił już w moim projekcie (w nowej wersji jego rola ulegnie zmianie), do tej pory jego zadaniem było:</text:p>
                  <text:list>
                    <text:list-item>
                      <text:p text:style-name="P2">utworzenie obiektu komunikującego się z bazą danych;</text:p>
                    </text:list-item>
                    <text:list-item>
                      <text:p text:style-name="P2">powołanie do życia wszystkich potrzebnych w systemie agentów;</text:p>
                    </text:list-item>
                    <text:list-item>
                      <text:p text:style-name="P2">kontrola pracy agentów (kto skończył pracę; kto ją wznowił; gdy wszyscy skończyli pracę, Master zabijał wszystkie agenty i pokazuje wizualizację za pomocą klasy typu Frame);</text:p>
                    </text:list-item>
                    <text:list-item>
                      <text:p text:style-name="P2">zamknięcie systemu;</text:p>
                    </text:list-item>
                  </text:list>
                </text:list-item>
                <text:list-item>
                  <text:p text:style-name="P2">Agent obsługujący zapytania agentów do bazy danych. Kolejkuje je, wykonuje i odsyła odpowiedzi.</text:p>
                </text:list-item>
                <text:list-item>
                  <text:p text:style-name="P2">Agent obsługujący zapytania aplikacji klienta. Działanie jak powyżej.</text:p>
                </text:list-item>
                <text:list-item>
                  <text:p text:style-name="P2">Agenci bezpośrednio układający/modyfikujący plan:</text:p>
                  <text:list>
                    <text:list-item>
                      <text:p text:style-name="P2">grup;</text:p>
                    </text:list-item>
                    <text:list-item>
                      <text:p text:style-name="P2">wykładowców;</text:p>
                    </text:list-item>
                    <text:list-item>
                      <text:p text:style-name="P2">sal;</text:p>
                    </text:list-item>
                    <text:list-item>
                      <text:p text:style-name="P2">studentów (podejrzewam, że tworzenie agenta dla każdego studenta może za bardzo obciążyć i spowolnić system, więc prawdopodobnie zrobię agentów negocjatorów, którzy będą mieli listy studentów z ich własnościami – listy obiektów specjalnych klas);</text:p>
                    </text:list-item>
                    <text:list-item>
                      <text:p text:style-name="P2">ewentualne zaplanowanie dodatkowych agentów tego typu;</text:p>
                    </text:list-item>
                  </text:list>
                </text:list-item>
                <text:list-item>
                  <text:p text:style-name="P2">Agent monitorujący i zarządzający zmianami w planie (czyli np. awarie sprzętu, remonty sal, dodawanie nowych przedmiotów do planu, etc), zmiany będą wprowadzane poprzez aplikację klienta i zapisywane w bazie danych;</text:p>
                </text:list-item>
              </text:list>
            </text:list-item>
            <text:list-item>
              <text:p text:style-name="P2">Inne klasy:</text:p>
              <text:list>
                <text:list-item>
                  <text:p text:style-name="P2">Klasy zachowań wszystkich agentów;</text:p>
                </text:list-item>
                <text:list-item>
                  <text:p text:style-name="P2">Klasa obsługująca bazę danych, z której będzie korzystał agent obsługujący zapytania innych agentów do bazy danych;</text:p>
                </text:list-item>
                <text:list-item>
                  <text:p text:style-name="P2">Ewentualne zaplanowanie dodatkowych, potrzebnych klas;</text:p>
                </text:list-item>
              </text:list>
            </text:list-item>
          </text:list>
        </text:list-item>
        <text:list-item>
          <text:p text:style-name="P2">Zaprojektowanie aplikacji klienta:</text:p>
          <text:list>
            <text:list-item>
              <text:p text:style-name="P2">Określenie funkcjonalności.</text:p>
            </text:list-item>
            <text:list-item>
              <text:p text:style-name="P2">Na podstawie powyższego zaplanowanie okien.</text:p>
            </text:list-item>
            <text:list-item>
              <text:p text:style-name="P2"><text:soft-page-break/>Na podstawie powyższych punktów sporządzenie dokładnego diagramu klas.</text:p>
            </text:list-item>
          </text:list>
        </text:list-item>
      </text:list>
      <text:p text:style-name="P1"/>
      <text:p text:style-name="P1">II. Implementacja.</text:p>
      <text:list xml:id="list311532311" text:style-name="L2">
        <text:list-item>
          <text:p text:style-name="P3">Baza danych (BD), utworzenie skryptów i ich wykonanie (ta część zapewne odbędzie się równolegle z planowaniem).</text:p>
        </text:list-item>
        <text:list-item>
          <text:p text:style-name="P3">Utworzenie skryptów, które zimportują do BD dane, które mam od Pana Planisty, oraz uzupełnią pozostałe (potrzebne do działania systemu).</text:p>
        </text:list-item>
        <text:list-item>
          <text:p text:style-name="P3">Implementacja niezbędnych do działania klas aplikacji serwera (AS). Znaczna część nada się z dotychczasowego projektu.</text:p>
        </text:list-item>
        <text:list-item>
          <text:p text:style-name="P3">Modernizacja klasy, obsługującej BD (istnieje w starym systemie).</text:p>
        </text:list-item>
        <text:list-item>
          <text:p text:style-name="P3">Implementacja niezbędnych do działania klas aplikacji klienta (AK).</text:p>
        </text:list-item>
        <text:list-item>
          <text:p text:style-name="P3">Implementacja klasy, obsługującej zapytania od AK.</text:p>
        </text:list-item>
        <text:list-item>
          <text:p text:style-name="P3">Implementacja (w AK) klasy, komunikującej się z AS.</text:p>
        </text:list-item>
        <text:list-item>
          <text:p text:style-name="P3">Testy powyższych punktów.</text:p>
        </text:list-item>
        <text:list-item>
          <text:p text:style-name="P3">Implementacja (w AK) klas (okien), wprowadzających dane do systemu (czyli zapis do BD).</text:p>
        </text:list-item>
        <text:list-item>
          <text:p text:style-name="P3">Implementacja (w AS), w klasie obsługującej zapytania od klienta, metod wprowadzających dane do BD.</text:p>
        </text:list-item>
        <text:list-item>
          <text:p text:style-name="P3">Test punktów 9. i 10.</text:p>
        </text:list-item>
        <text:list-item>
          <text:p text:style-name="P3">Implementacja (w AS) agentów układających plan.</text:p>
        </text:list-item>
        <text:list-item>
          <text:p text:style-name="P3">Testowanie pkt.12. </text:p>
        </text:list-item>
        <text:list-item>
          <text:p text:style-name="P3">Implementacja (w AS) agenta monitorującego i zarządzającego zmianami w planie.</text:p>
        </text:list-item>
        <text:list-item>
          <text:p text:style-name="P3">Implementacja (w AK) klasy (okna) do wprowadzania zmian w planie.</text:p>
        </text:list-item>
        <text:list-item>
          <text:p text:style-name="P3">Test pkt. 14. i 15 (komunikacja i mechanizm monitorujący, nie reagujący żadnymi akcjami).</text:p>
        </text:list-item>
        <text:list-item>
          <text:p text:style-name="P3">Rozszerzenie klas agentów układających plan o metody go modyfikujące.</text:p>
        </text:list-item>
        <text:list-item>
          <text:p text:style-name="P3">Test 14., 15. i 17.</text:p>
        </text:list-item>
        <text:list-item>
          <text:p text:style-name="P3">Test działania wszystkiego.</text:p>
        </text:list-item>
      </text:list>
      <text:p text:style-name="P1"/>
      <text:p text:style-name="P1">III. Układanie konkretnych scenariuszy, testy i porównania. Ogólnie to co wszyscy naukowcy lubią najbardziej, cyferki i porównania. Nie chcę jeszcze myśleć o tym zbyt szczegółowo, przynajmniej dopóki nie ukończę w pełni punktu I., gdyż do tego czasu wiele się może zmieni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fus </meta:initial-creator>
    <meta:creation-date>2012-09-11T13:37:35</meta:creation-date>
    <dc:date>2012-10-09T19:08:11</dc:date>
    <dc:creator>Rufus </dc:creator>
    <meta:editing-duration>PT3H32M32S</meta:editing-duration>
    <meta:editing-cycles>11</meta:editing-cycles>
    <meta:generator>LibreOffice/3.4$Unix LibreOffice_project/340m1$Build-402</meta:generator>
    <meta:document-statistic meta:table-count="0" meta:image-count="0" meta:object-count="0" meta:page-count="2" meta:paragraph-count="54" meta:word-count="629" meta:character-count="4471" meta:non-whitespace-character-count="3931"/>
  </office:meta>
</office:document-meta>
</file>